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style:font-name-asian="Arial1" style:font-name-complex="Arial1"/>
    </style:style>
    <style:style style:name="P3" style:family="paragraph" style:parent-style-name="Standard">
      <style:text-properties style:font-name="Arial" fo:font-weight="bold" style:font-name-asian="Arial1" style:font-weight-asian="bold" style:font-name-complex="Arial1"/>
    </style:style>
    <style:style style:name="P4" style:family="paragraph" style:parent-style-name="Standard">
      <style:paragraph-properties fo:break-before="page"/>
    </style:style>
    <style:style style:name="P5" style:family="paragraph" style:parent-style-name="Standard" style:master-page-name="Standard">
      <style:paragraph-properties fo:text-align="center" style:justify-single-word="false" style:page-number="1"/>
    </style:style>
    <style:style style:name="P6" style:family="paragraph">
      <loext:graphic-properties draw:fill="none"/>
      <style:paragraph-properties fo:text-align="start"/>
    </style:style>
    <style:style style:name="P7" style:family="paragraph">
      <style:paragraph-properties fo:margin-top="0in" fo:margin-bottom="0in" fo:line-height="100%" fo:text-align="center"/>
    </style:style>
    <style:style style:name="P8" style:family="paragraph">
      <loext:graphic-properties draw:fill="solid" draw:fill-color="#ffffff"/>
      <style:paragraph-properties fo:margin-top="0in" fo:margin-bottom="0in" fo:line-height="100%" fo:text-align="center"/>
    </style:style>
    <style:style style:name="T1" style:family="text">
      <style:text-properties style:font-name="Arial" fo:font-size="22pt" fo:font-weight="bold" style:font-name-asian="Arial1" style:font-size-asian="22pt" style:font-weight-asian="bold" style:font-name-complex="Arial1" style:font-size-complex="22pt"/>
    </style:style>
    <style:style style:name="T2" style:family="text">
      <style:text-properties style:font-name="Arial" fo:font-weight="bold" style:font-name-asian="Arial1" style:font-weight-asian="bold" style:font-name-complex="Arial1"/>
    </style:style>
    <style:style style:name="T3" style:family="text">
      <style:text-properties style:font-name="Arial" style:font-name-asian="Arial1" style:font-name-complex="Arial1"/>
    </style:style>
    <style:style style:name="T4" style:family="text">
      <style:text-properties style:font-name="Arial" style:font-name-asian="Arial1" style:font-name-complex="Arial1" fo:background-color="#ffff00"/>
    </style:style>
    <style:style style:name="T5" style:family="text">
      <style:text-properties style:font-name="Arial" style:font-name-asian="Arial1" style:font-name-complex="Arial1" fo:background-color="#0000ff"/>
    </style:style>
    <style:style style:name="T6" style:family="text">
      <style:text-properties style:font-name="Arial" style:font-name-asian="Arial1" style:font-name-complex="Arial1" fo:background-color="#00ff00"/>
    </style:style>
    <style:style style:name="T7" style:family="text">
      <style:text-properties style:font-name="Arial" style:font-name-asian="Arial1" style:font-name-complex="Arial1" fo:background-color="#ff0000"/>
    </style:style>
    <style:style style:name="T8"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erif1" fo:font-size="12pt" fo:letter-spacing="normal" fo:font-style="normal"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erif1" fo:font-size="8pt" fo:letter-spacing="normal" fo:font-style="normal" style:text-underline-style="none" fo:font-weight="normal" style:font-name-asian="Liberation Serif1" style:font-size-asian="8pt" style:font-style-asian="normal" style:font-weight-asian="normal" style:font-name-complex="Liberation Serif1" style:font-size-complex="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erif1" fo:font-size="8pt" fo:letter-spacing="normal" fo:font-style="normal" style:text-underline-style="none" fo:font-weight="bold" style:font-name-asian="Liberation Serif1" style:font-size-asian="8pt" style:font-style-asian="normal" style:font-weight-asian="bold" style:font-name-complex="Liberation Serif1" style:font-size-complex="8pt" style:font-style-complex="normal" style:font-weight-complex="bold"/>
    </style:style>
    <style:style style:name="gr1"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3.7492in" fo:min-width="6.3035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ffffff" draw:textarea-vertical-align="middle" draw:auto-grow-height="false" draw:fit-to-size="false" style:shrink-to-fit="false" fo:min-height="0.8299in" fo:min-width="1.9228in" fo:padding-top="0in" fo:padding-bottom="0in" fo:padding-left="0in" fo:padding-right="0in" fo:wrap-option="wrap" style:run-through="foreground"/>
    </style:style>
    <style:style style:name="gr5" style:family="graphic">
      <style:graphic-properties draw:stroke="solid" svg:stroke-width="0.0102in" svg:stroke-color="#000000" draw:stroke-linejoin="round" draw:fill="solid" draw:fill-color="#ffffff" draw:textarea-vertical-align="middle" draw:auto-grow-height="false" draw:fit-to-size="false" style:shrink-to-fit="false" fo:min-height="0.8307in" fo:min-width="1.9228in" fo:padding-top="0in" fo:padding-bottom="0in" fo:padding-left="0in" fo:padding-right="0in" fo:wrap-option="wrap" style:run-through="foreground"/>
    </style:style>
    <style:style style:name="gr6" style:family="graphic">
      <style:graphic-properties draw:stroke="solid" svg:stroke-width="0.0102in" svg:stroke-color="#000000" draw:stroke-linejoin="round" draw:fill="solid" draw:fill-color="#ffffff" draw:textarea-vertical-align="middle" draw:auto-grow-height="false" draw:fit-to-size="false" style:shrink-to-fit="false" fo:min-height="0.8299in" fo:min-width="1.922in" fo:padding-top="0in" fo:padding-bottom="0in" fo:padding-left="0in" fo:padding-right="0in" fo:wrap-option="wrap" style:run-through="foreground"/>
    </style:style>
    <style:style style:name="gr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4035in" fo:min-width="0in" fo:padding-top="0.1in" fo:padding-bottom="0.1in" fo:padding-left="0.1in" fo:padding-right="0.1in" fo:wrap-option="wrap" style:run-through="foreground"/>
    </style:style>
    <style:style style:name="gr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7138in" fo:min-width="0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style:shrink-to-fit="false" fo:min-height="0in" fo:min-width="3.9291in" fo:padding-top="0.1in" fo:padding-bottom="0.1in" fo:padding-left="0.1in" fo:padding-right="0.1in" fo:wrap-option="wrap" style:run-through="fore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193in" fo:min-width="0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043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021 Spring <text:s text:c="2"/>CPSC 240</text:span></text:p>
      <text:p text:style-name="P1"><text:span text:style-name="T2">Assignment 3 <text:s/>Sum of an Array</text:span></text:p>
      <text:p text:style-name="P2"/>
      <text:p text:style-name="P2"/>
      <text:p text:style-name="Standard"><text:span text:style-name="T2">Preface</text:span></text:p>
      <text:p text:style-name="P2"/>
      <text:p text:style-name="Standard"><text:span text:style-name="T3">Create a program in mixed languages (C, C++, and of course x86) that will compute the sum of the float numbers in an array.</text:span></text:p>
      <text:p text:style-name="P2"/>
      <text:p text:style-name="P2"/>
      <text:p text:style-name="Standard"><text:span text:style-name="T2">Requirements</text:span></text:p>
      <text:p text:style-name="P2"/>
      <text:p text:style-name="Standard"><text:span text:style-name="T3">The following is the calling diagram of the required program.</text:span></text:p>
      <text:p text:style-name="P2"/>
      <text:p text:style-name="P2"><draw:g text:anchor-type="paragraph" draw:z-index="0" draw:name="Image1" draw:style-name="gr1"><draw:g draw:style-name="gr2"><draw:custom-shape draw:name="Shape 3" draw:style-name="gr3" draw:text-style-name="P6" svg:width="6.5031in" svg:height="3.9488in" svg:x="0.139in" svg:y="0.1528in"><text:p><text:span text:style-name="T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8" svg:width="1.9224in" svg:height="0.8295in" svg:x="2.1909in" svg:y="0.1618in"><text:p text:style-name="P7"><text:span text:style-name="T8"/></text:p><text:p text:style-name="P7"><text:span text:style-name="T9"/></text:p><text:p text:style-name="P7"><text:span text:style-name="T9">Main</text:span></text:p><text:p text:style-name="P7"><text:span text:style-name="T9"/></text:p><text:p text:style-name="P7"><text:span text:style-name="T10">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8" svg:width="1.9224in" svg:height="0.8303in" svg:x="2.2169in" svg:y="1.5555in"><text:p text:style-name="P7"><text:span text:style-name="T8"/></text:p><text:p text:style-name="P7"><text:span text:style-name="T9"/></text:p><text:p text:style-name="P7"><text:span text:style-name="T9">Control</text:span></text:p><text:p text:style-name="P7"><text:span text:style-name="T9"/></text:p><text:p text:style-name="P7"><text:span text:style-name="T10">X8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8" svg:width="1.9217in" svg:height="0.8295in" svg:x="0.139in" svg:y="3.2638in"><text:p text:style-name="P7"><text:span text:style-name="T8"/></text:p><text:p text:style-name="P7"><text:span text:style-name="T9"/></text:p><text:p text:style-name="P7"><text:span text:style-name="T9">Fill</text:span></text:p><text:p text:style-name="P7"><text:span text:style-name="T9"/></text:p><text:p text:style-name="P7"><text:span text:style-name="T11">X8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6" draw:text-style-name="P8" svg:width="1.9217in" svg:height="0.8295in" svg:x="4.339in" svg:y="3.2492in"><text:p text:style-name="P7"><text:span text:style-name="T8"/></text:p><text:p text:style-name="P7"><text:span text:style-name="T9"/></text:p><text:p text:style-name="P7"><text:span text:style-name="T9">Sum</text:span></text:p><text:p text:style-name="P7"><text:span text:style-name="T9"/></text:p><text:p text:style-name="P7"><text:span text:style-name="T10">X8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4" draw:text-style-name="P8" svg:width="1.9224in" svg:height="0.8295in" svg:x="2.2291in" svg:y="3.2728in"><text:p text:style-name="P7"><text:span text:style-name="T8"/></text:p><text:p text:style-name="P7"><text:span text:style-name="T9"/></text:p><text:p text:style-name="P7"><text:span text:style-name="T9">Display</text:span></text:p><text:p text:style-name="P7"><text:span text:style-name="T9"/></text:p><text:p text:style-name="P7"><text:span text:style-name="T10">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6" svg:width="0.0059in" svg:height="0.6039in" svg:x="3.161in" svg:y="0.9917in"><text:p/><draw:enhanced-geometry draw:mirror-horizontal="false" draw:mirror-vertical="false" svg:viewBox="0 0 21600 21600" draw:type="mso-spt32" draw:enhanced-path="M 0 0 L 21600 21600 N"/></draw:custom-shape><draw:custom-shape draw:style-name="gr8" draw:text-style-name="P6" svg:width="0.0012in" svg:height="0.9142in" svg:x="3.1807in" svg:y="2.3862in"><text:p/><draw:enhanced-geometry draw:mirror-horizontal="false" draw:mirror-vertical="false" svg:viewBox="0 0 21600 21600" draw:type="mso-spt32" draw:enhanced-path="M 0 0 L 21600 21600 N"/></draw:custom-shape><draw:custom-shape draw:style-name="gr9" draw:text-style-name="P6" svg:width="4.1295in" svg:height="0.0067in" draw:transform="rotate (-3.14159265358979) translate (5.2in 2.85069444444444in)"><text:p/><draw:enhanced-geometry draw:mirror-horizontal="true" draw:mirror-vertical="false" svg:viewBox="0 0 21600 21600" draw:type="mso-spt32" draw:enhanced-path="M 0 0 L 21600 21600 N"/></draw:custom-shape><draw:custom-shape draw:style-name="gr10" draw:text-style-name="P6" svg:width="0.0012in" svg:height="0.4197in" svg:x="1.0709in" svg:y="2.8437in"><text:p/><draw:enhanced-geometry draw:mirror-horizontal="false" draw:mirror-vertical="false" svg:viewBox="0 0 21600 21600" draw:type="mso-spt32" draw:enhanced-path="M 0 0 L 21600 21600 N"/></draw:custom-shape><draw:custom-shape draw:style-name="gr11" draw:text-style-name="P6" svg:width="0.0059in" svg:height="0.4043in" svg:x="5.2008in" svg:y="2.8437in"><text:p/><draw:enhanced-geometry draw:mirror-horizontal="false" draw:mirror-vertical="false" svg:viewBox="0 0 21600 21600" draw:type="mso-spt32" draw:enhanced-path="M 0 0 L 21600 21600 N"/></draw:custom-shape><draw:custom-shape draw:name="Shape 14" draw:style-name="gr6" draw:text-style-name="P8" svg:width="1.9217in" svg:height="0.8295in" svg:x="4.7201in" svg:y="0.1528in"><text:p text:style-name="P7"><text:span text:style-name="T8"/></text:p><text:p text:style-name="P7"><text:span text:style-name="T9"/></text:p><text:p text:style-name="P7"><text:span text:style-name="T9">Script</text:span></text:p><text:p text:style-name="P7"><text:span text:style-name="T9"/></text:p><text:p text:style-name="P7"><text:span text:style-name="T10">Bas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3">There are three assembly files, one C++ file, one C file, and one Bash file.</text:span></text:p>
      <text:p text:style-name="P4"><text:span text:style-name="T2">Dialog between User and Program</text:span></text:p>
      <text:p text:style-name="P2"/>
      <text:p text:style-name="P2"/>
      <text:p text:style-name="Standard"><text:span text:style-name="T4">Welcome to High Speed Array Summation by Jose Miracat.</text:span></text:p>
      <text:p text:style-name="Standard"><text:span text:style-name="T4">Software Licensed by GNU GPL 3.0</text:span></text:p>
      <text:p text:style-name="Standard"><text:span text:style-name="T4">Version 1.0 released on January 28, 2021.</text:span></text:p>
      <text:p text:style-name="Standard"><text:span text:style-name="T5">Welcome to HSAS. <text:s/>The accuracy and reliability of this program is guaranteed by Jose M.</text:span></text:p>
      <text:p text:style-name="Standard"><text:span text:style-name="T6">Please enter floating point numbers separated by ws.</text:span></text:p>
      <text:p text:style-name="Standard"><text:span text:style-name="T6">When finished press enter followed by cntl+D.</text:span></text:p>
      <text:p text:style-name="Standard"><text:span text:style-name="T6">6.5</text:span></text:p>
      <text:p text:style-name="Standard"><text:span text:style-name="T6">3.2</text:span></text:p>
      <text:p text:style-name="Standard"><text:span text:style-name="T6">-7.4 <text:s text:c="6"/>5.1 <text:s text:c="3"/>2.9</text:span></text:p>
      <text:p text:style-name="Standard"><text:span text:style-name="T6">1.0</text:span></text:p>
      <text:p text:style-name="Standard"><text:span text:style-name="T6">&lt;cntl+D&gt;</text:span></text:p>
      <text:p text:style-name="Standard"><text:span text:style-name="T5">The numbers you entered are these:</text:span></text:p>
      <text:p text:style-name="Standard"><text:span text:style-name="T7">6.50000000</text:span></text:p>
      <text:p text:style-name="Standard"><text:span text:style-name="T7">3.20000000</text:span></text:p>
      <text:p text:style-name="Standard"><text:span text:style-name="T7">-7.40000000</text:span></text:p>
      <text:p text:style-name="Standard"><text:span text:style-name="T7">5.10000000</text:span></text:p>
      <text:p text:style-name="Standard"><text:span text:style-name="T7">2.90000000</text:span></text:p>
      <text:p text:style-name="Standard"><text:span text:style-name="T7">1.00000000</text:span></text:p>
      <text:p text:style-name="Standard"><text:soft-page-break/><text:span text:style-name="T5">The sum of these values is 11.30000000.</text:span></text:p>
      <text:p text:style-name="Standard"><text:span text:style-name="T5">The control module will now return the sum to the caller module.</text:span></text:p>
      <text:p text:style-name="Standard"><text:span text:style-name="T4">The main has received this number 11.3000000000 and will keep it.</text:span></text:p>
      <text:p text:style-name="Standard"><text:span text:style-name="T4">Thank you for using High Speed Array Software.</text:span></text:p>
      <text:p text:style-name="Standard"><text:span text:style-name="T4">For system support contact Jose Miracat at jose@hsas.net</text:span></text:p>
      <text:p text:style-name="Standard"><text:span text:style-name="T4">A zero will be returned to the operating system.</text:span></text:p>
      <text:p text:style-name="P2"/>
      <text:p text:style-name="P2"/>
      <text:p text:style-name="P2"/>
      <text:p text:style-name="P2"/>
      <text:p text:style-name="Standard"><text:span text:style-name="T3">Color codes</text:span></text:p>
      <text:p text:style-name="Standard"><text:span text:style-name="T3">Yellow: Output from driver</text:span></text:p>
      <text:p text:style-name="Standard"><text:span text:style-name="T3">Blue: Output from the Control module</text:span></text:p>
      <text:p text:style-name="Standard"><text:span text:style-name="T3">Green: <text:s/>Output from the Fill module</text:span></text:p>
      <text:p text:style-name="Standard"><text:span text:style-name="T3">Pink: <text:s/>Output from the Display module</text:span></text:p>
      <text:p text:style-name="Standard"><text:span text:style-name="T3">The Sum module does not output to standard out device.</text:span></text:p>
      <text:p text:style-name="P2"/>
      <text:p text:style-name="P2"/>
      <text:p text:style-name="P2"/>
      <text:p text:style-name="P3"/>
      <text:p text:style-name="P4"><text:span text:style-name="T2">Additional requirements</text:span></text:p>
      <text:p text:style-name="P2"/>
      <text:p text:style-name="Standard"><text:span text:style-name="T3">The source files must be professional in appearance. <text:s/>This is assembly programming after all. <text:s/>Assembly code is held to a higher standard of professionalism than the academic grade stuff produced in other languages. <text:s text:c="2"/>The modules submitted for assignments in 240 class must be of such high caliber that the technical interviewer during the job application process will pause upon seeing such beautiful source files. <text:s/>In short make your source file exceed the quality of the posted sample files. <text:s/>When that happens you will have moved from making academic programs to making professional program.</text:span></text:p>
      <text:p text:style-name="P2"/>
      <text:p text:style-name="Standard"><text:span text:style-name="T3">There must be six files in the languages indicated in the calling diagram. <text:s/>The script file must execute the entire program correctly out of the box. <text:s/>It will be tested in a Bash system.</text:span></text:p>
      <text:p text:style-name="P2"/>
      <text:p text:style-name="Standard"><text:span text:style-name="T3">In the dialog replace the fake name Jose with your own real name. <text:s/>Replace Jose’s fake email address with your real one.</text:span></text:p>
      <text:p text:style-name="P2"/>
      <text:p text:style-name="Standard"><text:span text:style-name="T3">All the float numbers in this assignment are 64-bit float numbers.</text:span></text:p>
      <text:p text:style-name="P2"/>
      <text:p text:style-name="Standard"><text:span text:style-name="T3">When outputting a float number always show at least 8 decimal digits on the right side of the decimal point. <text:s text:c="2"/>You decide how many digits to display on the left side of the point. <text:s text:c="2"/>Always show the point. <text:s text:c="2"/>If the float number is 25.000 then do not output it as 25. <text:s/>You may show more than 8 decimal places on the right of the point if desired.</text:span></text:p>
      <text:p text:style-name="P4"><text:span text:style-name="T2">When your program has reached the professional level</text:span></text:p>
      <text:p text:style-name="P2"/>
      <text:p text:style-name="Standard"><text:span text:style-name="T3">Check your program one last time for professionalism. <text:s text:c="2"/>It must be so good that your job interviewer will want you in the company. <text:s/>If you are not sure ask a past student like AJ or Nicolas or Patricia or any other former assembly student to review your code level.</text:span></text:p>
      <text:p text:style-name="P2"/>
      <text:p text:style-name="Standard"><text:span text:style-name="T3">When you’re sure yours passes the professional test then send all six file (not zipped) to holliday@fullerton.edu. <text:s text:c="3"/>With subject line “240-x assignment 3 for credit”. <text:s text:c="2"/>Replace the ‘x’ with your section number 1, 5, or 7.</text:span></text:p>
      <text:p text:style-name="P2"/>
      <text:p text:style-name="Standard"><text:span text:style-name="T3">Dates: <text:s/>To be determined. <text:s text:c="2"/>Due date will be approximately 2 and a half weeks after the due date of the previous assignment.</text:span></text:p>
      <text:p text:style-name="P2"/>
      <text:p text:style-name="Standard"><text:span text:style-name="T3">Be sure you submit all six files at the same time.</text:span></text:p>
      <text:p text:style-name="P4"><text:span text:style-name="T2">We can all learn from the past.</text:span></text:p>
      <text:p text:style-name="P2"/>
      <text:p text:style-name="Standard"><text:span text:style-name="T3">Scenario 1 from the past: <text:s/>An email arrives. <text:s/>Hey prof, I forgot to include my bash and I will send it to you within three days and then the program will be complete. <text:s/>That program was never graded.</text:span></text:p>
      <text:p text:style-name="P2"/>
      <text:p text:style-name="Standard"><text:span text:style-name="T3">Scenario 2 from the past: <text:s/>An email arrives. <text:s/>Hi professor I used wordpad to edit my source files and they have the wrong end of line terminators. <text:s/>If you will simply convert my files to open source line terminators then then the program will run and I will get full credit. <text:s/>That program received a zero.</text:span></text:p>
      <text:p text:style-name="P2"/>
      <text:p text:style-name="Standard"><text:span text:style-name="T3">Scenario 3 from the past: <text:s/>Another email. <text:s/>Hi professor I thought I could do the whole program by starting on it about 8pm before it is due. <text:s/>That would give me 6 full hours to complete it. <text:s/>I always did all my programming the night before it was due. <text:s/>Now it is 2am and I don’t know how to start programming. <text:s/>Can I have another week to finish? <text:s/>He received a zero.</text:span></text:p>
      <text:p text:style-name="P2"/>
      <text:p text:style-name="Standard"><text:span text:style-name="T3">Scenario 4. <text:s/>Hi prof. <text:s/>I was in a hurry and I submitted a program that almost works but it still has all of your comments in it. <text:s/>Will I still get half-credit? <text:s text:c="2"/>He got a zero.</text:span></text:p>
      <text:p text:style-name="P2"/>
      <text:p text:style-name="Standard"><text:span text:style-name="T3">Scenario 5. <text:s/>Oh prof, <text:s/>I just found out that you will test my program in a bash environment and it is now 1:58am. <text:s text:c="2"/>I am sending your my program that works in visual studio. <text:s/>Is that ok? <text:s text:c="2"/>He received a zero.</text:span></text:p>
      <text:p text:style-name="P2"/>
      <text:p text:style-name="Standard"><text:span text:style-name="T3">Scenario 6. <text:s/>Dear teacher. <text:s/>I don’t have time to learn any assembly stuff, so I did the whole assignment in C++. <text:s/>That is proof that I am a real programmer. <text:s/>Now can I have my full credit? <text:s text:c="2"/>He received a zero.</text:span></text:p>
      <text:p text:style-name="P2"/>
      <text:p text:style-name="Standard"><text:span text:style-name="T3">Scenario 7: Hi prof. <text:s/>I really don’t want to use my time learning to program. <text:s/>So, I am sending you one of your own programs from the web. <text:s/>I know it meets the professional requirements. <text:s/>Now do I get all the points. <text:s text:c="2"/>He got a zero. <text:s/>[He submitted my own program back to me.] <text:s/>These are all real cases from a recent semester.</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2" style:font-size-asian="12pt" style:language-asian="zh" style:country-asian="CN" style:font-name-complex="Liberation Serif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2" style:font-size-asian="12pt" style:language-asian="zh" style:country-asian="CN" style:font-name-complex="Liberation Serif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57" meta:word-count="935" meta:character-count="5190" meta:non-whitespace-character-count="4230"/>
    <meta:generator>LibreOfficeDev/6.0.5.2$Linux_X86_64 LibreOffice_project/</meta:generator>
  </office:meta>
</office:document-meta>
</file>